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Gabriela" svg:font-family="Gabriela" style:font-pitch="variable"/>
    <style:font-face style:name="Gotu" svg:font-family="Gotu" style:font-pitch="variable"/>
    <style:font-face style:name="Liberation Serif" svg:font-family="'Liberation Serif'" style:font-family-generic="roman" style:font-pitch="variable"/>
    <style:font-face style:name="Noto Serif CJK JP" svg:font-family="'Noto Serif CJK JP'" style:font-family-generic="roman" style:font-pitch="variable"/>
    <style:font-face style:name="Liberation Sans" svg:font-family="'Liberation Sans'" style:font-family-generic="swiss" style:font-pitch="variable"/>
    <style:font-face style:name="Noto Sans SC Regular" svg:font-family="'Noto Sans SC 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style:text-properties officeooo:paragraph-rsid="0017ca18"/>
    </style:style>
    <style:style style:name="P2" style:family="paragraph" style:parent-style-name="Standard">
      <style:paragraph-properties fo:line-height="115%"/>
      <style:text-properties officeooo:paragraph-rsid="0041718f"/>
    </style:style>
    <style:style style:name="P3" style:family="paragraph" style:parent-style-name="Standard">
      <style:paragraph-properties fo:line-height="115%"/>
      <style:text-properties officeooo:paragraph-rsid="00121c4e"/>
    </style:style>
    <style:style style:name="P4" style:family="paragraph" style:parent-style-name="Standard">
      <style:paragraph-properties fo:line-height="115%"/>
      <style:text-properties officeooo:rsid="00440416" officeooo:paragraph-rsid="00440416"/>
    </style:style>
    <style:style style:name="P5" style:family="paragraph" style:parent-style-name="Standard">
      <style:paragraph-properties fo:line-height="115%"/>
      <style:text-properties style:font-name="Gotu" officeooo:rsid="00479849" officeooo:paragraph-rsid="00479849"/>
    </style:style>
    <style:style style:name="P6" style:family="paragraph" style:parent-style-name="Standard">
      <style:paragraph-properties fo:line-height="115%"/>
      <style:text-properties style:font-name="Gotu" officeooo:rsid="004a2f57" officeooo:paragraph-rsid="004a2f57"/>
    </style:style>
    <style:style style:name="P7" style:family="paragraph" style:parent-style-name="Standard">
      <style:paragraph-properties fo:line-height="115%"/>
      <style:text-properties style:font-name="Gotu" officeooo:rsid="004c2c63" officeooo:paragraph-rsid="004c2c63"/>
    </style:style>
    <style:style style:name="P8" style:family="paragraph" style:parent-style-name="Standard">
      <style:paragraph-properties fo:line-height="115%"/>
      <style:text-properties style:font-name="Gotu" officeooo:rsid="006cc621" officeooo:paragraph-rsid="006cc621"/>
    </style:style>
    <style:style style:name="P9" style:family="paragraph" style:parent-style-name="Standard">
      <style:paragraph-properties fo:line-height="115%"/>
      <style:text-properties style:font-name="Noto Serif CJK JP" fo:font-size="12pt" officeooo:rsid="001092f8" officeooo:paragraph-rsid="001092f8" style:font-size-asian="12pt" style:font-size-complex="12pt"/>
    </style:style>
    <style:style style:name="P10" style:family="paragraph" style:parent-style-name="Standard">
      <style:paragraph-properties fo:line-height="115%"/>
      <style:text-properties style:font-name="Noto Serif CJK JP" fo:font-size="12pt" officeooo:rsid="00121c4e" officeooo:paragraph-rsid="00121c4e" style:font-size-asian="12pt" style:font-size-complex="12pt"/>
    </style:style>
    <style:style style:name="P11" style:family="paragraph" style:parent-style-name="Standard">
      <style:paragraph-properties fo:line-height="115%"/>
      <style:text-properties style:font-name="Noto Serif CJK JP" fo:font-size="12pt" officeooo:paragraph-rsid="00121c4e" style:font-size-asian="12pt" style:font-size-complex="12pt"/>
    </style:style>
    <style:style style:name="P12" style:family="paragraph" style:parent-style-name="Standard">
      <style:paragraph-properties fo:line-height="115%"/>
      <style:text-properties style:font-name="Noto Serif CJK JP" fo:font-size="12pt" officeooo:paragraph-rsid="0017ca18" style:font-size-asian="12pt" style:font-size-complex="12pt"/>
    </style:style>
    <style:style style:name="P13" style:family="paragraph" style:parent-style-name="Standard">
      <style:paragraph-properties fo:line-height="115%"/>
      <style:text-properties style:font-name="Noto Serif CJK JP" fo:font-size="12pt" officeooo:paragraph-rsid="0041718f" style:font-size-asian="12pt" style:font-size-complex="12pt"/>
    </style:style>
    <style:style style:name="P14" style:family="paragraph" style:parent-style-name="Standard">
      <style:paragraph-properties fo:line-height="115%"/>
      <style:text-properties style:font-name="Noto Serif CJK JP" fo:font-size="12pt" officeooo:rsid="001b3e89" officeooo:paragraph-rsid="001b3e89" style:font-size-asian="12pt" style:font-size-complex="12pt"/>
    </style:style>
    <style:style style:name="P15" style:family="paragraph" style:parent-style-name="Standard">
      <style:paragraph-properties fo:line-height="115%"/>
      <style:text-properties style:font-name="Noto Serif CJK JP" fo:font-size="12pt" officeooo:rsid="00229e85" officeooo:paragraph-rsid="00229e85" style:font-size-asian="12pt" style:font-size-complex="12pt"/>
    </style:style>
    <style:style style:name="P16" style:family="paragraph" style:parent-style-name="Standard">
      <style:paragraph-properties fo:line-height="115%"/>
      <style:text-properties style:font-name="Noto Serif CJK JP" fo:font-size="12pt" officeooo:rsid="00249a9e" officeooo:paragraph-rsid="00249a9e" style:font-size-asian="12pt" style:font-size-complex="12pt"/>
    </style:style>
    <style:style style:name="P17" style:family="paragraph" style:parent-style-name="Standard">
      <style:paragraph-properties fo:line-height="115%"/>
      <style:text-properties style:font-name="Noto Serif CJK JP" fo:font-size="12pt" officeooo:rsid="00288afc" officeooo:paragraph-rsid="00288afc" style:font-size-asian="12pt" style:font-size-complex="12pt"/>
    </style:style>
    <style:style style:name="P18" style:family="paragraph" style:parent-style-name="Standard">
      <style:paragraph-properties fo:line-height="115%"/>
      <style:text-properties style:font-name="Noto Serif CJK JP" fo:font-size="12pt" officeooo:rsid="004a2f57" officeooo:paragraph-rsid="004a2f57" style:font-size-asian="12pt" style:font-size-complex="12pt"/>
    </style:style>
    <style:style style:name="P19" style:family="paragraph" style:parent-style-name="Standard">
      <style:paragraph-properties fo:line-height="115%"/>
      <style:text-properties style:font-name="Noto Serif CJK JP" fo:font-size="12pt" officeooo:rsid="002b8544" officeooo:paragraph-rsid="002b8544" style:font-size-asian="12pt" style:font-size-complex="12pt"/>
    </style:style>
    <style:style style:name="P20" style:family="paragraph" style:parent-style-name="Standard">
      <style:paragraph-properties fo:line-height="115%"/>
      <style:text-properties style:font-name="Noto Serif CJK JP" fo:font-size="12pt" officeooo:rsid="002f56ce" officeooo:paragraph-rsid="002f56ce" style:font-size-asian="12pt" style:font-size-complex="12pt"/>
    </style:style>
    <style:style style:name="P21" style:family="paragraph" style:parent-style-name="Standard">
      <style:paragraph-properties fo:line-height="115%"/>
      <style:text-properties style:font-name="Noto Serif CJK JP" fo:font-size="12pt" officeooo:rsid="0033db26" officeooo:paragraph-rsid="0033db26" style:font-size-asian="12pt" style:font-size-complex="12pt"/>
    </style:style>
    <style:style style:name="P22" style:family="paragraph" style:parent-style-name="Standard">
      <style:paragraph-properties fo:line-height="115%"/>
      <style:text-properties style:font-name="Noto Serif CJK JP" fo:font-size="12pt" officeooo:rsid="00440416" officeooo:paragraph-rsid="00440416" style:font-size-asian="12pt" style:font-size-complex="12pt"/>
    </style:style>
    <style:style style:name="P23" style:family="paragraph" style:parent-style-name="Standard">
      <style:paragraph-properties fo:line-height="115%"/>
      <style:text-properties style:font-name="Noto Serif CJK JP" fo:font-size="12pt" officeooo:rsid="00479849" officeooo:paragraph-rsid="00479849" style:font-size-asian="12pt" style:font-size-complex="12pt"/>
    </style:style>
    <style:style style:name="P24" style:family="paragraph" style:parent-style-name="Standard">
      <style:paragraph-properties fo:line-height="115%"/>
      <style:text-properties style:font-name="Noto Serif CJK JP" fo:font-size="12pt" officeooo:rsid="004c2c63" officeooo:paragraph-rsid="004c2c63" style:font-size-asian="12pt" style:font-size-complex="12pt"/>
    </style:style>
    <style:style style:name="P25" style:family="paragraph" style:parent-style-name="Standard">
      <style:paragraph-properties fo:line-height="115%"/>
      <style:text-properties style:font-name="Noto Serif CJK JP" fo:font-size="12pt" officeooo:rsid="0037e395" officeooo:paragraph-rsid="0037e395" style:font-size-asian="12pt" style:font-size-complex="12pt"/>
    </style:style>
    <style:style style:name="P26" style:family="paragraph" style:parent-style-name="Standard">
      <style:paragraph-properties fo:line-height="115%"/>
      <style:text-properties style:font-name="Noto Serif CJK JP" fo:font-size="12pt" officeooo:rsid="00385b73" officeooo:paragraph-rsid="00385b73" style:font-size-asian="12pt" style:font-size-complex="12pt"/>
    </style:style>
    <style:style style:name="P27" style:family="paragraph" style:parent-style-name="Standard">
      <style:paragraph-properties fo:line-height="115%"/>
      <style:text-properties style:font-name="Noto Serif CJK JP" fo:font-size="12pt" officeooo:rsid="00414f04" officeooo:paragraph-rsid="00414f04" style:font-size-asian="12pt" style:font-size-complex="12pt"/>
    </style:style>
    <style:style style:name="P28" style:family="paragraph" style:parent-style-name="Standard">
      <style:paragraph-properties fo:line-height="115%"/>
      <style:text-properties style:font-name="Noto Serif CJK JP" fo:font-size="12pt" officeooo:rsid="003a1691" officeooo:paragraph-rsid="003a1691" style:font-size-asian="12pt" style:font-size-complex="12pt"/>
    </style:style>
    <style:style style:name="P29" style:family="paragraph" style:parent-style-name="Standard">
      <style:paragraph-properties fo:line-height="115%"/>
      <style:text-properties style:font-name="Noto Serif CJK JP" fo:font-size="12pt" officeooo:rsid="003ef8e1" officeooo:paragraph-rsid="003ef8e1" style:font-size-asian="12pt" style:font-size-complex="12pt"/>
    </style:style>
    <style:style style:name="P30" style:family="paragraph" style:parent-style-name="Standard">
      <style:paragraph-properties fo:line-height="115%"/>
      <style:text-properties style:font-name="Noto Serif CJK JP" fo:font-size="12pt" officeooo:rsid="003f3c2e" officeooo:paragraph-rsid="003f3c2e" style:font-size-asian="12pt" style:font-size-complex="12pt"/>
    </style:style>
    <style:style style:name="P31" style:family="paragraph" style:parent-style-name="Standard">
      <style:paragraph-properties fo:line-height="115%"/>
      <style:text-properties style:font-name="Noto Serif CJK JP" fo:font-size="12pt" officeooo:rsid="003a9e14" officeooo:paragraph-rsid="003a9e14" style:font-size-asian="12pt" style:font-size-complex="12pt"/>
    </style:style>
    <style:style style:name="P32" style:family="paragraph" style:parent-style-name="Standard">
      <style:paragraph-properties fo:line-height="115%"/>
      <style:text-properties style:font-name="Noto Serif CJK JP" fo:font-size="12pt" officeooo:rsid="0054b9d0" officeooo:paragraph-rsid="0054b9d0" style:font-size-asian="12pt" style:font-size-complex="12pt"/>
    </style:style>
    <style:style style:name="P33" style:family="paragraph" style:parent-style-name="Standard">
      <style:paragraph-properties fo:line-height="115%"/>
      <style:text-properties style:font-name="Noto Serif CJK JP" fo:font-size="12pt" officeooo:rsid="0059bc57" officeooo:paragraph-rsid="0059bc57" style:font-size-asian="12pt" style:font-size-complex="12pt"/>
    </style:style>
    <style:style style:name="P34" style:family="paragraph" style:parent-style-name="Standard">
      <style:paragraph-properties fo:line-height="115%"/>
      <style:text-properties style:font-name="Noto Serif CJK JP" fo:font-size="12pt" officeooo:rsid="002afbc1" officeooo:paragraph-rsid="002afbc1" style:font-size-asian="12pt" style:font-size-complex="12pt"/>
    </style:style>
    <style:style style:name="P35" style:family="paragraph" style:parent-style-name="Standard">
      <style:paragraph-properties fo:line-height="115%"/>
      <style:text-properties style:font-name="Noto Serif CJK JP" fo:font-size="12pt" officeooo:rsid="0061960b" officeooo:paragraph-rsid="0061960b" style:font-size-asian="12pt" style:font-size-complex="12pt"/>
    </style:style>
    <style:style style:name="P36" style:family="paragraph" style:parent-style-name="Standard">
      <style:paragraph-properties fo:line-height="115%"/>
      <style:text-properties style:font-name="Noto Serif CJK JP" fo:font-size="12pt" officeooo:rsid="00654aed" officeooo:paragraph-rsid="00654aed" style:font-size-asian="12pt" style:font-size-complex="12pt"/>
    </style:style>
    <style:style style:name="P37" style:family="paragraph" style:parent-style-name="Standard">
      <style:paragraph-properties fo:line-height="115%"/>
      <style:text-properties style:font-name="Noto Serif CJK JP" fo:font-size="12pt" officeooo:rsid="00667f60" officeooo:paragraph-rsid="00667f60" style:font-size-asian="12pt" style:font-size-complex="12pt"/>
    </style:style>
    <style:style style:name="P38" style:family="paragraph" style:parent-style-name="Standard">
      <style:paragraph-properties fo:line-height="115%"/>
      <style:text-properties style:font-name="Noto Serif CJK JP" fo:font-size="12pt" officeooo:rsid="006cc621" officeooo:paragraph-rsid="006cc621" style:font-size-asian="12pt" style:font-size-complex="12pt"/>
    </style:style>
    <style:style style:name="P39" style:family="paragraph" style:parent-style-name="Standard">
      <style:paragraph-properties fo:line-height="115%"/>
      <style:text-properties style:text-position="sub 58%" style:font-name="Noto Serif CJK JP" fo:font-size="12pt" officeooo:rsid="003a9e14" officeooo:paragraph-rsid="003a9e14" style:font-size-asian="12pt" style:font-size-complex="12pt"/>
    </style:style>
    <style:style style:name="P40" style:family="paragraph" style:parent-style-name="Standard">
      <style:paragraph-properties fo:line-height="115%"/>
      <style:text-properties style:font-name="Gabriela" fo:font-size="12pt" officeooo:rsid="001092f8" officeooo:paragraph-rsid="001092f8" style:font-size-asian="12pt" style:font-size-complex="12pt"/>
    </style:style>
    <style:style style:name="P41" style:family="paragraph" style:parent-style-name="Standard">
      <style:paragraph-properties fo:line-height="115%"/>
      <style:text-properties style:font-name="Gabriela" fo:font-size="12pt" officeooo:rsid="001b3e89" officeooo:paragraph-rsid="001b3e89" style:font-size-asian="12pt" style:font-size-complex="12pt"/>
    </style:style>
    <style:style style:name="P42" style:family="paragraph" style:parent-style-name="Standard">
      <style:paragraph-properties fo:line-height="115%"/>
      <style:text-properties style:font-name="Gabriela" fo:font-size="12pt" style:text-underline-style="solid" style:text-underline-width="auto" style:text-underline-color="font-color" fo:font-weight="bold" officeooo:rsid="00229e85" officeooo:paragraph-rsid="00229e85" style:font-size-asian="12pt" style:font-weight-asian="bold" style:font-size-complex="12pt" style:font-weight-complex="bold"/>
    </style:style>
    <style:style style:name="P43" style:family="paragraph" style:parent-style-name="Standard">
      <style:paragraph-properties fo:line-height="115%"/>
      <style:text-properties style:font-name="Gabriela" fo:font-size="12pt" style:text-underline-style="solid" style:text-underline-width="auto" style:text-underline-color="font-color" fo:font-weight="bold" officeooo:rsid="00667f60" officeooo:paragraph-rsid="00667f60" style:font-size-asian="12pt" style:font-weight-asian="bold" style:font-size-complex="12pt" style:font-weight-complex="bold"/>
    </style:style>
    <style:style style:name="P44" style:family="paragraph" style:parent-style-name="Standard">
      <style:paragraph-properties fo:line-height="115%"/>
      <style:text-properties style:font-name="Gabriela" fo:font-size="12pt" style:text-underline-style="none" fo:font-weight="bold" officeooo:rsid="00229e85" officeooo:paragraph-rsid="00229e85" style:font-size-asian="12pt" style:font-weight-asian="bold" style:font-size-complex="12pt" style:font-weight-complex="bold"/>
    </style:style>
    <style:style style:name="P45" style:family="paragraph" style:parent-style-name="Standard">
      <style:paragraph-properties fo:line-height="115%"/>
      <style:text-properties style:font-name="Noto Sans SC Regular" fo:font-size="12pt" officeooo:rsid="001092f8" officeooo:paragraph-rsid="001092f8" style:font-size-asian="12pt" style:font-size-complex="12pt"/>
    </style:style>
    <style:style style:name="P46" style:family="paragraph" style:parent-style-name="Standard">
      <style:paragraph-properties fo:line-height="115%"/>
      <style:text-properties style:font-name="Noto Serif CJK JP" fo:font-size="12pt" officeooo:rsid="00667f60" officeooo:paragraph-rsid="00667f60" style:font-size-asian="12pt" style:font-size-complex="12pt"/>
    </style:style>
    <style:style style:name="P47" style:family="paragraph" style:parent-style-name="Standard">
      <style:paragraph-properties fo:line-height="115%"/>
      <style:text-properties style:font-name="Noto Serif CJK JP" fo:font-size="12pt" officeooo:rsid="006e217f" officeooo:paragraph-rsid="006e217f" style:font-size-asian="12pt" style:font-size-complex="12pt"/>
    </style:style>
    <style:style style:name="T1" style:family="text">
      <style:text-properties officeooo:rsid="0010af59"/>
    </style:style>
    <style:style style:name="T2" style:family="text">
      <style:text-properties officeooo:rsid="001284d0"/>
    </style:style>
    <style:style style:name="T3" style:family="text">
      <style:text-properties officeooo:rsid="001472b8"/>
    </style:style>
    <style:style style:name="T4" style:family="text">
      <style:text-properties officeooo:rsid="00157300"/>
    </style:style>
    <style:style style:name="T5" style:family="text">
      <style:text-properties officeooo:rsid="001b7a44"/>
    </style:style>
    <style:style style:name="T6" style:family="text">
      <style:text-properties officeooo:rsid="001c75ed"/>
    </style:style>
    <style:style style:name="T7" style:family="text">
      <style:text-properties officeooo:rsid="001d3a91"/>
    </style:style>
    <style:style style:name="T8" style:family="text">
      <style:text-properties officeooo:rsid="00213add"/>
    </style:style>
    <style:style style:name="T9" style:family="text">
      <style:text-properties officeooo:rsid="0024fd14"/>
    </style:style>
    <style:style style:name="T10" style:family="text">
      <style:text-properties officeooo:rsid="002a7e2c"/>
    </style:style>
    <style:style style:name="T11" style:family="text">
      <style:text-properties officeooo:rsid="002b8544"/>
    </style:style>
    <style:style style:name="T12" style:family="text">
      <style:text-properties officeooo:rsid="002d6c78"/>
    </style:style>
    <style:style style:name="T13" style:family="text">
      <style:text-properties officeooo:rsid="00307f2d"/>
    </style:style>
    <style:style style:name="T14" style:family="text">
      <style:text-properties officeooo:rsid="0034a8c9"/>
    </style:style>
    <style:style style:name="T15" style:family="text">
      <style:text-properties officeooo:rsid="00385b73"/>
    </style:style>
    <style:style style:name="T16" style:family="text">
      <style:text-properties officeooo:rsid="00395822"/>
    </style:style>
    <style:style style:name="T17" style:family="text">
      <style:text-properties officeooo:rsid="003a9e14"/>
    </style:style>
    <style:style style:name="T18" style:family="text">
      <style:text-properties officeooo:rsid="00408f53"/>
    </style:style>
    <style:style style:name="T19" style:family="text">
      <style:text-properties officeooo:rsid="005093a7"/>
    </style:style>
    <style:style style:name="T20" style:family="text">
      <style:text-properties style:font-name="Noto Serif CJK JP" fo:font-size="12pt" style:font-size-asian="12pt" style:font-size-complex="12pt"/>
    </style:style>
    <style:style style:name="T21" style:family="text">
      <style:text-properties style:font-name="Noto Serif CJK JP" fo:font-size="12pt" officeooo:rsid="00121c4e" style:font-size-asian="12pt" style:font-size-complex="12pt"/>
    </style:style>
    <style:style style:name="T22" style:family="text">
      <style:text-properties style:font-name="Noto Serif CJK JP" fo:font-size="12pt" officeooo:rsid="00157300" style:font-size-asian="12pt" style:font-size-complex="12pt"/>
    </style:style>
    <style:style style:name="T23" style:family="text">
      <style:text-properties style:font-name="Noto Serif CJK JP" fo:font-size="12pt" officeooo:rsid="0017ca18" style:font-size-asian="12pt" style:font-size-complex="12pt"/>
    </style:style>
    <style:style style:name="T24" style:family="text">
      <style:text-properties style:font-name="Noto Serif CJK JP" fo:font-size="12pt" officeooo:rsid="0045adb3" style:font-size-asian="12pt" style:font-size-complex="12pt"/>
    </style:style>
    <style:style style:name="T25" style:family="text">
      <style:text-properties style:font-name="Noto Serif CJK JP" fo:font-size="12pt" officeooo:rsid="004e1c8e" style:font-size-asian="12pt" style:font-size-complex="12pt"/>
    </style:style>
    <style:style style:name="T26" style:family="text">
      <style:text-properties style:font-name="Noto Serif CJK JP" fo:font-size="12pt" officeooo:rsid="0041718f" style:font-size-asian="12pt" style:font-size-complex="12pt"/>
    </style:style>
    <style:style style:name="T27" style:family="text">
      <style:text-properties officeooo:rsid="0056d78b"/>
    </style:style>
    <style:style style:name="T28" style:family="text">
      <style:text-properties officeooo:rsid="00587163"/>
    </style:style>
    <style:style style:name="T29" style:family="text">
      <style:text-properties officeooo:rsid="0058e91c"/>
    </style:style>
    <style:style style:name="T30" style:family="text">
      <style:text-properties officeooo:rsid="0059bc57"/>
    </style:style>
    <style:style style:name="T31" style:family="text">
      <style:text-properties officeooo:rsid="005d61db"/>
    </style:style>
    <style:style style:name="T32" style:family="text">
      <style:text-properties officeooo:rsid="005e635b"/>
    </style:style>
    <style:style style:name="T33" style:family="text">
      <style:text-properties officeooo:rsid="005f44a5"/>
    </style:style>
    <style:style style:name="T34" style:family="text">
      <style:text-properties officeooo:rsid="005f5ced"/>
    </style:style>
    <style:style style:name="T35" style:family="text">
      <style:text-properties officeooo:rsid="006369d7"/>
    </style:style>
    <style:style style:name="T36" style:family="text">
      <style:text-properties officeooo:rsid="00654aed"/>
    </style:style>
    <style:style style:name="T37" style:family="text">
      <style:text-properties officeooo:rsid="0067d5b3"/>
    </style:style>
    <style:style style:name="T38" style:family="text">
      <style:text-properties officeooo:rsid="00712a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Gedanken Kurt Website</text:p>
      <text:p text:style-name="P9"/>
      <text:p text:style-name="P40">Was sind die Anforderungen?</text:p>
      <text:p text:style-name="P9">- neues modernes, aber kein sehr ausgefallenes Webdesign</text:p>
      <text:p text:style-name="P9">- responsive Website</text:p>
      <text:p text:style-name="P9">- Gartenmagazin auf der Homepage unterbringen</text:p>
      <text:p text:style-name="P9">- die Inhalte sind weitestgehend statisch. Ein Kontaktformular sollte eventuell drin sein, wobei das auch noch fraglich ist, weil ein Kontaktformular neue Punkte in Bezug auf die Datenschutzerklärung notwendig macht, aber das ist vielleicht auch nur ein zusätzlicher Absatz</text:p>
      <text:p text:style-name="P9">- <text:span text:style-name="T1">das Design soll übersichtlich, freundlich und einladend sein. Es sollte aber auch den Schwerpunkt wiedergeben – Landschaftsgärtner und kein Ziergärtner.</text:span></text:p>
      <text:p text:style-name="P10">Meine Idee ist es, ein Design aus den Wordpress Themes zu nehmen und es nahezu identisch nachzubauen. Ich bin mir nicht sicher, ob es rechtlich erlaubt ist, aber ich mache es einfach. Und wie gesagt, ich mache es nicht 100% so wie es schon da ist, <text:span text:style-name="T2">sondern ähnlich. Auch möchte ich gern einige Details aus verschiedenen Designs kombinieren.</text:span></text:p>
      <text:p text:style-name="P10"/>
      <text:p text:style-name="P10">- <text:span text:style-name="T2">Konrad hat schon recht, wenn er sagt, das Design sollte sich farblich eher am Farbschema seiner alten Website richten. So kann er sich eher an seiner Website identifizieren.</text:span></text:p>
      <text:p text:style-name="P10"/>
      <text:p text:style-name="P10">- <text:span text:style-name="T3">Da es sich weitestgehend um eine statische Website handelt, könnte ich es natürlich auch mit Jekyll machen, aber mir geht es ja darum, es in Rails zu machen. Daher mache ich das auch in Rails. Man kann es ja auch sogar völlig kostenlos auf Heroku hosten, oder vielleicht eventuell auf Github kosten, da würde Kurt Kosten sparen. Allerdings gilt es hier zu schauen, wo hier die Tücken sind.</text:span></text:p>
      <text:p text:style-name="P10"/>
      <text:p text:style-name="P10">- <text:span text:style-name="T4">Das Design sollte sich am Prinzip Desktop first orientieren. Ich finde es einfacher, zunächst alle Infos auf dem größten Bereich zu sammeln und dann zu überlegen, wie diese Infos mobil dargestellt werden können, wobei mir die Vorlage-Designs gute Anhaltspunkte dafür liefern werden.</text:span></text:p>
      <text:p text:style-name="P10"/>
      <text:p text:style-name="P10">- <text:span text:style-name="T4">Welche Designs kommen infrage?</text:span></text:p>
      <text:p text:style-name="P10"/>
      <text:p text:style-name="P3"><text:soft-page-break/><text:span text:style-name="T21">- </text:span><text:a xlink:type="simple" xlink:href="http://buisson.themerex.net/" text:style-name="Internet_20_link" text:visited-style-name="Visited_20_Internet_20_Link"><text:span text:style-name="T20">http://buisson.themerex.net/</text:span></text:a><text:span text:style-name="T20"> </text:span><text:span text:style-name="T22">gefällt mir sehr, passt allerdings nicht ganz in das Farbschema von Kurt. Was wunderbar ist, ist der Header mit der Adresse, dem Logo und den Kontaktdaten. - Das auf jeden Fall übernehmen. Auch das Navigationsmenü ist wunderbar und dass es oben kleben bleibt, wenn man nach unten scrollt. Da die Website an sich überschaubar ist, möchte ich, dass die gesamte Website auf einer Seite zu sehen ist und dass die einzelnen Sektionen/Seiten sozusagen untereinander sind. Im Navigationsmenü sollten die jeweils aktuell sichtbaren Punkte hervorgehoben werden. Auf der Seite soll es keine Suche geben. Die einzelnen Seiten sind bereits durch den Aufbau von Kurts Website vorgegeben. Eventuell kommt dort noch die Kartenansicht hin, aber es ist noch unsicher und mit Kurt abzusprechen. Auch die Art und Weise der Slideshow auf der Homepage gefällt mir hier sehr gut – das sanfte Aus- und Einblenden gefällt mir viel besser, als das Herumsliden, das sehr unruhig wirkt.</text:span></text:p>
      <text:p text:style-name="P11"/>
      <text:p text:style-name="P1"><text:span text:style-name="T23">- </text:span><text:a xlink:type="simple" xlink:href="https://demos.qreativethemes.com/thelandscaper/" text:style-name="Internet_20_link" text:visited-style-name="Visited_20_Internet_20_Link"><text:span text:style-name="T20">https://demos.qreativethemes.com/thelandscaper/</text:span></text:a><text:span text:style-name="T20"> </text:span><text:span text:style-name="T23">Die Farbgestaltung ist perfekt für die Website von Kurt. Diese werde ich beibehalten. Sehr gut finde ich auch die Fototrenner zwischen den einzelnen Sektionen, die mit einem Salatgrün übertönt ist. Sehr schön ist auch, dass die dunkleren und hellen Hintergründe nicht glatt, sondern mit einer Blättertextur hinterlegt sind. Das ist klasse. Auch das sollte beibehalten werden. Es ist zwar nicht minimalistisch, aber es schafft eine schöne Stimmung. Wobei, es muss nicht eine so komplexe Textur sein. Es könnte auch eine leichte Textur wie bei Buisson – siehe oben – reichen.</text:span></text:p>
      <text:p text:style-name="P12"/>
      <text:p text:style-name="P14">Punkte, die zu berücksichtigen sind:</text:p>
      <text:p text:style-name="P14">1) Zielformulierung: klares, prägnantes Ziel, der auch den Fokus bzw. den roten Faden für weitere Entscheidungen festlegt.</text:p>
      <text:p text:style-name="P14"/>
      <text:p text:style-name="P15">Es gibt eine Zielfomulierung aus meiner Sicht – als Webentwickler und Zielformulierung aus der Sicht von Kurt.</text:p>
      <text:p text:style-name="P15"/>
      <text:p text:style-name="P42">Zielformulierung aus der Sicht von Kurt:</text:p>
      <text:p text:style-name="P15">Eine Website für sein Unternehmen, wo Kunden übersichtlich, effektiv und effizient über die Leistungen seiner Firma informiert werden, <text:span text:style-name="T9">eine gute User Experience haben, </text:span>überzeugt werden und schnell in Kontakt kommen wollen. </text:p>
      <text:p text:style-name="P15"/>
      <text:p text:style-name="P16">Hmmm, das ist sicherlich nicht falsch, aber auch sehr generisch. Das würde für jede Seite zutreffen, <text:s/>wo Dienstleistungen eines Unternehmens dargestellt werden <text:soft-page-break/>sollen. <text:span text:style-name="T9">Andererseits kommen die spezifischen Details dann bei der konkreten Ausgestaltung der Website hervor.</text:span></text:p>
      <text:p text:style-name="P15"/>
      <text:p text:style-name="P44">Zielformulierung aus meiner Sicht:</text:p>
      <text:p text:style-name="P15">Eine schlanke, moderne, attraktive Website gestalten, <text:span text:style-name="T9">die die oben genannten Ziele erfüllt, schnell und performant ist und auf allen Geräten gut aussieht.</text:span></text:p>
      <text:p text:style-name="P14"/>
      <text:p text:style-name="P14">2) Auflistung einzelner relevanter Punkte, wie z.B.</text:p>
      <text:p text:style-name="P14">- Design</text:p>
      <text:p text:style-name="P17">Das Design wird sich stark an dem Wordpress Theme Buisson (siehe Link oben) orientieren. Konkret heißt das: </text:p>
      <text:p text:style-name="P17">Der Header wird genauso gestaltet: Links die Adresse, mittig das Logo, rechts die Kontaktdaten (Tel, Email, ggf. Öffnungszeiten), <text:span text:style-name="T10">Klick auf das Logo führt wieder ganz nach oben auf die Homepage</text:span></text:p>
      <text:p text:style-name="P17">Das Navi wird genauso gestaltet: die Menüpunkte bleiben die gleichen, wie sie jetzt auf der Seite von Kurt sind, <text:span text:style-name="T10">werden mittig angeordnet. Wenn der User nach unten scrollt, scrollt das Menü mit, bis es die „Decke“ erreicht, dann bleibt das Menü dort oben kleben. </text:span></text:p>
      <text:p text:style-name="P18">Hier ein Link, wie man so etwas umsetzen kann: </text:p>
      <text:p text:style-name="P6"><text:a xlink:type="simple" xlink:href="https://www.w3schools.com/howto/howto_js_sticky_header.asp" text:style-name="Internet_20_link" text:visited-style-name="Visited_20_Internet_20_Link"><text:span text:style-name="T20">https://www.w3schools.com/howto/howto_js_sticky_header.asp</text:span></text:a></text:p>
      <text:p text:style-name="P34">Dann kommt das Hero-Bild. Vom Stil her sollte es so sein, wie bei Buisson, wobei jetzt noch unklar ist, ob es ein Bild oder mehrere Bilder sein sollen. <text:span text:style-name="T11">Das Bild soll langsam größer werden und darauf dann der Text erscheinen. </text:span></text:p>
      <text:p text:style-name="P35">Der Hero-Bereich besteht aus 2 Slides, die sich abwechseln: dem Hero-Bild mit Kurt und dem Gartenmagazin. <text:span text:style-name="T35">Es wäre praktisch, wenn es z.B. beim Gartenmagazin der Jahreszeit entsprechende Bilder im Hero-Bild gezeigt werden würden. </text:span></text:p>
      <text:p text:style-name="P19">Dann folgen die einzelnen Sektionen: <text:span text:style-name="T12">Leistungen, Aktuelles, Referenzen, Partner, Jobs, Kontakt. Das Gartenmagazin muss noch dazukommen. Eventuell wäre hier noch ein „Team“-Punkt wichtig, aber das muss ich erst mit Kurt absprechen. Ich werde es ins Mockup aufnehmen und dann kann Kurt entscheiden, ob er es haben möchte, oder nicht. </text:span></text:p>
      <text:p text:style-name="P20">Diese Sektionen sind alle untereinander, weil sie <text:span text:style-name="T13">ja recht kurz sind. Wenn eine Sektion auf dem Bildschirm mittig erscheint, wird oben im Navi-Menü der entsprechende Punkt hervorgehoben. Wird im Navi-Menü ein Punkt angeklickt, springt die Website an diese Stelle.</text:span></text:p>
      <text:p text:style-name="P21"><text:soft-page-break/>Die Sektionen haben alle abwechselnd einen anderen Hintergrund: mal weiß, mal strukturiert, mal <text:span text:style-name="T14">anthrazit-grau, eventuell mal eins mit einem salatgrün überlagerten Foto.</text:span></text:p>
      <text:p text:style-name="P22">Hintergründe: </text:p>
      <text:p text:style-name="P23">Gras:</text:p>
      <text:p text:style-name="P4"><text:a xlink:type="simple" xlink:href="https://pixabay.com/photos/grass-rush-juicy-green-375586/" text:style-name="Internet_20_link" text:visited-style-name="Visited_20_Internet_20_Link"><text:span text:style-name="T20">https://pixabay.com/photos/grass-rush-juicy-green-375586/</text:span></text:a></text:p>
      <text:p text:style-name="P4"><text:a xlink:type="simple" xlink:href="https://pixabay.com/photos/grass-green-the-freshness-wallpaper-1326759/" text:style-name="Internet_20_link" text:visited-style-name="Visited_20_Internet_20_Link"><text:span text:style-name="T20">https://pixabay.com/photos/grass-green-the-freshness-wallpaper-1326759/</text:span></text:a><text:span text:style-name="T20"> </text:span><text:span text:style-name="T24">(sehr gut)</text:span></text:p>
      <text:p text:style-name="P4"><text:a xlink:type="simple" xlink:href="https://pixabay.com/photos/grass-field-the-background-the-sun-1550025/" text:style-name="Internet_20_link" text:visited-style-name="Visited_20_Internet_20_Link"><text:span text:style-name="T20">https://pixabay.com/photos/grass-field-the-background-the-sun-1550025/</text:span></text:a></text:p>
      <text:p text:style-name="P4"><text:a xlink:type="simple" xlink:href="https://pixabay.com/photos/meadow-lawn-grass-lush-leaves-218908/" text:style-name="Internet_20_link" text:visited-style-name="Visited_20_Internet_20_Link"><text:span text:style-name="T20">https://pixabay.com/photos/meadow-lawn-grass-lush-leaves-218908/</text:span></text:a></text:p>
      <text:p text:style-name="P23">Papier: </text:p>
      <text:p text:style-name="P5"><text:a xlink:type="simple" xlink:href="https://pixabay.com/photos/paper-old-texture-parchment-1074131/" text:style-name="Internet_20_link" text:visited-style-name="Visited_20_Internet_20_Link"><text:span text:style-name="T20">https://pixabay.com/photos/paper-old-texture-parchment-1074131/</text:span></text:a></text:p>
      <text:p text:style-name="P5"><text:a xlink:type="simple" xlink:href="https://pixabay.com/photos/paper-white-grey-handmade-1332019/" text:style-name="Internet_20_link" text:visited-style-name="Visited_20_Internet_20_Link"><text:span text:style-name="T20">https://pixabay.com/photos/paper-white-grey-handmade-1332019/</text:span></text:a></text:p>
      <text:p text:style-name="P5"><text:a xlink:type="simple" xlink:href="https://pixabay.com/photos/paper-scrapbook-texture-decorative-1914901/" text:style-name="Internet_20_link" text:visited-style-name="Visited_20_Internet_20_Link"><text:span text:style-name="T20">https://pixabay.com/photos/paper-scrapbook-texture-decorative-1914901/</text:span></text:a></text:p>
      <text:p text:style-name="P5"><text:a xlink:type="simple" xlink:href="https://pixabay.com/photos/paper-old-texture-parchment-1074132/" text:style-name="Internet_20_link" text:visited-style-name="Visited_20_Internet_20_Link"><text:span text:style-name="T20">https://pixabay.com/photos/paper-old-texture-parchment-1074132/</text:span></text:a></text:p>
      <text:p text:style-name="P5"><text:a xlink:type="simple" xlink:href="https://pixabay.com/photos/vintage-paper-retro-antique-2721099/" text:style-name="Internet_20_link" text:visited-style-name="Visited_20_Internet_20_Link"><text:span text:style-name="T20">https://pixabay.com/photos/vintage-paper-retro-antique-2721099/</text:span></text:a></text:p>
      <text:p text:style-name="P5"><text:a xlink:type="simple" xlink:href="https://pixabay.com/photos/paper-brown-pink-handmade-1332015/" text:style-name="Internet_20_link" text:visited-style-name="Visited_20_Internet_20_Link"><text:span text:style-name="T20">https://pixabay.com/photos/paper-brown-pink-handmade-1332015/</text:span></text:a></text:p>
      <text:p text:style-name="P5"><text:a xlink:type="simple" xlink:href="https://pixabay.com/illustrations/background-sepia-brown-vintage-2076335/" text:style-name="Internet_20_link" text:visited-style-name="Visited_20_Internet_20_Link"><text:span text:style-name="T20">https://pixabay.com/illustrations/background-sepia-brown-vintage-2076335/</text:span></text:a></text:p>
      <text:p text:style-name="P5"><text:a xlink:type="simple" xlink:href="https://pixabay.com/photos/vintage-paper-retro-antique-2721100/" text:style-name="Internet_20_link" text:visited-style-name="Visited_20_Internet_20_Link"><text:span text:style-name="T20">https://pixabay.com/photos/vintage-paper-retro-antique-2721100/</text:span></text:a></text:p>
      <text:p text:style-name="P5"><text:a xlink:type="simple" xlink:href="https://pixabay.com/photos/paper-handmade-handmade-paper-1332008/" text:style-name="Internet_20_link" text:visited-style-name="Visited_20_Internet_20_Link"><text:span text:style-name="T20">https://pixabay.com/photos/paper-handmade-handmade-paper-1332008/</text:span></text:a></text:p>
      <text:p text:style-name="P5"><text:a xlink:type="simple" xlink:href="https://pixabay.com/illustrations/paper-stationery-christmas-greeting-4478147/" text:style-name="Internet_20_link" text:visited-style-name="Visited_20_Internet_20_Link"><text:span text:style-name="T20">https://pixabay.com/illustrations/paper-stationery-christmas-greeting-4478147/</text:span></text:a></text:p>
      <text:p text:style-name="P5"><text:a xlink:type="simple" xlink:href="https://pixabay.com/photos/paper-texture-brown-natural-1468883/" text:style-name="Internet_20_link" text:visited-style-name="Visited_20_Internet_20_Link"><text:span text:style-name="T20">https://pixabay.com/photos/paper-texture-brown-natural-1468883/</text:span></text:a></text:p>
      <text:p text:style-name="P5"><text:a xlink:type="simple" xlink:href="https://pixabay.com/photos/paper-old-texture-parchment-1074131/" text:style-name="Internet_20_link" text:visited-style-name="Visited_20_Internet_20_Link"><text:span text:style-name="T20">https://pixabay.com/photos/paper-old-texture-parchment-1074131/</text:span></text:a></text:p>
      <text:p text:style-name="P5"><text:a xlink:type="simple" xlink:href="https://pixabay.com/photos/paper-scrapbook-texture-decorative-1914901/" text:style-name="Internet_20_link" text:visited-style-name="Visited_20_Internet_20_Link"><text:span text:style-name="T20">https://pixabay.com/photos/paper-scrapbook-texture-decorative-1914901/</text:span></text:a></text:p>
      <text:p text:style-name="P5"><text:a xlink:type="simple" xlink:href="https://pixabay.com/photos/papertexture-texture-paper-2061709/" text:style-name="Internet_20_link" text:visited-style-name="Visited_20_Internet_20_Link"><text:span text:style-name="T20">https://pixabay.com/photos/papertexture-texture-paper-2061709/</text:span></text:a></text:p>
      <text:p text:style-name="P5"><text:a xlink:type="simple" xlink:href="https://pixabay.com/photos/paper-texture-scrapbooking-753508/" text:style-name="Internet_20_link" text:visited-style-name="Visited_20_Internet_20_Link"><text:span text:style-name="T20">https://pixabay.com/photos/paper-texture-scrapbooking-753508/</text:span></text:a></text:p>
      <text:p text:style-name="P5"><text:a xlink:type="simple" xlink:href="https://pixabay.com/photos/paper-texture-invoiced-gray-color-1468878/" text:style-name="Internet_20_link" text:visited-style-name="Visited_20_Internet_20_Link"><text:span text:style-name="T20">https://pixabay.com/photos/paper-texture-invoiced-gray-color-1468878/</text:span></text:a></text:p>
      <text:p text:style-name="P5"><text:a xlink:type="simple" xlink:href="https://pixabay.com/illustrations/papertexture-texture-paper-2061710/" text:style-name="Internet_20_link" text:visited-style-name="Visited_20_Internet_20_Link"><text:span text:style-name="T20">https://pixabay.com/illustrations/papertexture-texture-paper-2061710/</text:span></text:a></text:p>
      <text:p text:style-name="P5"><text:a xlink:type="simple" xlink:href="https://pixabay.com/photos/seamless-tileable-texture-cardboard-1807376/" text:style-name="Internet_20_link" text:visited-style-name="Visited_20_Internet_20_Link"><text:span text:style-name="T20">https://pixabay.com/photos/seamless-tileable-texture-cardboard-1807376/</text:span></text:a></text:p>
      <text:p text:style-name="P5"><text:a xlink:type="simple" xlink:href="https://pixabay.com/photos/leaf-rip-paper-blank-pattern-3155438/" text:style-name="Internet_20_link" text:visited-style-name="Visited_20_Internet_20_Link"><text:span text:style-name="T20">https://pixabay.com/photos/leaf-rip-paper-blank-pattern-3155438/</text:span></text:a></text:p>
      <text:p text:style-name="P5"><text:a xlink:type="simple" xlink:href="https://pixabay.com/illustrations/wall-paper-background-texture-1193001/" text:style-name="Internet_20_link" text:visited-style-name="Visited_20_Internet_20_Link"><text:span text:style-name="T20">https://pixabay.com/illustrations/wall-paper-background-texture-1193001/</text:span></text:a></text:p>
      <text:p text:style-name="P5"><text:a xlink:type="simple" xlink:href="https://pixabay.com/illustrations/papertexture-texture-paper-2061711/" text:style-name="Internet_20_link" text:visited-style-name="Visited_20_Internet_20_Link"><text:span text:style-name="T20">https://pixabay.com/illustrations/papertexture-texture-paper-2061711/</text:span></text:a></text:p>
      <text:p text:style-name="P5"><text:a xlink:type="simple" xlink:href="https://pixabay.com/photos/paper-texture-brown-background-1222380/" text:style-name="Internet_20_link" text:visited-style-name="Visited_20_Internet_20_Link"><text:span text:style-name="T20">https://pixabay.com/photos/paper-texture-brown-background-1222380/</text:span></text:a></text:p>
      <text:p text:style-name="P5"><text:a xlink:type="simple" xlink:href="https://pixabay.com/photos/paper-texture-invoiced-textures-1468885/" text:style-name="Internet_20_link" text:visited-style-name="Visited_20_Internet_20_Link"><text:span text:style-name="T20">https://pixabay.com/photos/paper-texture-invoiced-textures-1468885/</text:span></text:a></text:p>
      <text:p text:style-name="P23"/>
      <text:p text:style-name="P23"/>
      <text:p text:style-name="P23"><text:soft-page-break/></text:p>
      <text:p text:style-name="P23">Blätter: </text:p>
      <text:p text:style-name="P5"><text:a xlink:type="simple" xlink:href="https://pixabay.com/illustrations/parchment-paper-leaves-old-texture-2158507/" text:style-name="Internet_20_link" text:visited-style-name="Visited_20_Internet_20_Link"><text:span text:style-name="T20">https://pixabay.com/illustrations/parchment-paper-leaves-old-texture-2158507/</text:span></text:a></text:p>
      <text:p text:style-name="P5"><text:a xlink:type="simple" xlink:href="https://pixabay.com/illustrations/background-scrapbooking-texture-2044512/" text:style-name="Internet_20_link" text:visited-style-name="Visited_20_Internet_20_Link"><text:span text:style-name="T20">https://pixabay.com/illustrations/background-scrapbooking-texture-2044512/</text:span></text:a></text:p>
      <text:p text:style-name="P5"><text:a xlink:type="simple" xlink:href="https://pixabay.com/photos/leaf-green-spring-plants-texture-1498985/" text:style-name="Internet_20_link" text:visited-style-name="Visited_20_Internet_20_Link"><text:span text:style-name="T20">https://pixabay.com/photos/leaf-green-spring-plants-texture-1498985/</text:span></text:a></text:p>
      <text:p text:style-name="P5"><text:a xlink:type="simple" xlink:href="https://pixabay.com/photos/leaf-clover-green-shamrock-spring-1482948/" text:style-name="Internet_20_link" text:visited-style-name="Visited_20_Internet_20_Link"><text:span text:style-name="T20">https://pixabay.com/photos/leaf-clover-green-shamrock-spring-1482948/</text:span></text:a></text:p>
      <text:p text:style-name="P5"><text:a xlink:type="simple" xlink:href="https://pixabay.com/vectors/flowers-pattern-spring-green-4032775/" text:style-name="Internet_20_link" text:visited-style-name="Visited_20_Internet_20_Link"><text:span text:style-name="T20">https://pixabay.com/vectors/flowers-pattern-spring-green-4032775/</text:span></text:a></text:p>
      <text:p text:style-name="P5"><text:a xlink:type="simple" xlink:href="https://pixabay.com/photos/green-leaf-natural-leaves-structure-176722/" text:style-name="Internet_20_link" text:visited-style-name="Visited_20_Internet_20_Link"><text:span text:style-name="T20">https://pixabay.com/photos/green-leaf-natural-leaves-structure-176722/</text:span></text:a></text:p>
      <text:p text:style-name="P5"><text:a xlink:type="simple" xlink:href="https://pixabay.com/photos/autumn-background-color-fall-83761/" text:style-name="Internet_20_link" text:visited-style-name="Visited_20_Internet_20_Link"><text:span text:style-name="T20">https://pixabay.com/photos/autumn-background-color-fall-83761/</text:span></text:a><text:span text:style-name="T20"> </text:span><text:span text:style-name="T25">(herbst)</text:span></text:p>
      <text:p text:style-name="P5"><text:a xlink:type="simple" xlink:href="https://pixabay.com/photos/leaves-green-background-nature-3001812/" text:style-name="Internet_20_link" text:visited-style-name="Visited_20_Internet_20_Link"><text:span text:style-name="T20">https://pixabay.com/photos/leaves-green-background-nature-3001812/</text:span></text:a></text:p>
      <text:p text:style-name="P5"><text:a xlink:type="simple" xlink:href="https://pixabay.com/photos/wood-the-leaves-twig-leaf-texture-2249363/" text:style-name="Internet_20_link" text:visited-style-name="Visited_20_Internet_20_Link"><text:span text:style-name="T20">https://pixabay.com/photos/wood-the-leaves-twig-leaf-texture-2249363/</text:span></text:a></text:p>
      <text:p text:style-name="P5"><text:a xlink:type="simple" xlink:href="https://pixabay.com/photos/maple-wood-the-leaves-twig-leaf-2250473/" text:style-name="Internet_20_link" text:visited-style-name="Visited_20_Internet_20_Link"><text:span text:style-name="T20">https://pixabay.com/photos/maple-wood-the-leaves-twig-leaf-2250473/</text:span></text:a></text:p>
      <text:p text:style-name="P5"><text:a xlink:type="simple" xlink:href="https://pixabay.com/photos/plants-leaf-nature-wood-green-1659064/" text:style-name="Internet_20_link" text:visited-style-name="Visited_20_Internet_20_Link"><text:span text:style-name="T20">https://pixabay.com/photos/plants-leaf-nature-wood-green-1659064/</text:span></text:a></text:p>
      <text:p text:style-name="P5"><text:a xlink:type="simple" xlink:href="https://pixabay.com/illustrations/leaves-green-pattern-nature-plant-3765437/" text:style-name="Internet_20_link" text:visited-style-name="Visited_20_Internet_20_Link"><text:span text:style-name="T20">https://pixabay.com/illustrations/leaves-green-pattern-nature-plant-3765437/</text:span></text:a></text:p>
      <text:p text:style-name="P5"><text:a xlink:type="simple" xlink:href="https://pixabay.com/illustrations/leaves-tropical-plant-summer-3719919/" text:style-name="Internet_20_link" text:visited-style-name="Visited_20_Internet_20_Link"><text:span text:style-name="T20">https://pixabay.com/illustrations/leaves-tropical-plant-summer-3719919/</text:span></text:a></text:p>
      <text:p text:style-name="P5"><text:a xlink:type="simple" xlink:href="https://pixabay.com/photos/plant-leaves-foliage-texture-3463612/" text:style-name="Internet_20_link" text:visited-style-name="Visited_20_Internet_20_Link"><text:span text:style-name="T20">https://pixabay.com/photos/plant-leaves-foliage-texture-3463612/</text:span></text:a></text:p>
      <text:p text:style-name="P5"><text:a xlink:type="simple" xlink:href="https://pixabay.com/illustrations/background-green-sheet-texture-1725796/" text:style-name="Internet_20_link" text:visited-style-name="Visited_20_Internet_20_Link"><text:span text:style-name="T20">https://pixabay.com/illustrations/background-green-sheet-texture-1725796/</text:span></text:a></text:p>
      <text:p text:style-name="P5"><text:a xlink:type="simple" xlink:href="https://pixabay.com/illustrations/wood-background-leaf-pattern-4869502/" text:style-name="Internet_20_link" text:visited-style-name="Visited_20_Internet_20_Link"><text:span text:style-name="T20">https://pixabay.com/illustrations/wood-background-leaf-pattern-4869502/</text:span></text:a></text:p>
      <text:p text:style-name="P5"><text:a xlink:type="simple" xlink:href="https://pixabay.com/photos/leaves-foliage-texture-background-3571564/" text:style-name="Internet_20_link" text:visited-style-name="Visited_20_Internet_20_Link"><text:span text:style-name="T20">https://pixabay.com/photos/leaves-foliage-texture-background-3571564/</text:span></text:a></text:p>
      <text:p text:style-name="P5"><text:a xlink:type="simple" xlink:href="https://pixabay.com/photos/ivy-vine-the-leaves-plants-1404642/" text:style-name="Internet_20_link" text:visited-style-name="Visited_20_Internet_20_Link"><text:span text:style-name="T20">https://pixabay.com/photos/ivy-vine-the-leaves-plants-1404642/</text:span></text:a></text:p>
      <text:p text:style-name="P5"><text:a xlink:type="simple" xlink:href="https://pixabay.com/illustrations/digital-paper-colorful-abstract-5166572/" text:style-name="Internet_20_link" text:visited-style-name="Visited_20_Internet_20_Link"><text:span text:style-name="T20">https://pixabay.com/illustrations/digital-paper-colorful-abstract-5166572/</text:span></text:a></text:p>
      <text:p text:style-name="P5"><text:a xlink:type="simple" xlink:href="https://pixabay.com/illustrations/background-wallpaper-backdrop-5264268/" text:style-name="Internet_20_link" text:visited-style-name="Visited_20_Internet_20_Link"><text:span text:style-name="T20">https://pixabay.com/illustrations/background-wallpaper-backdrop-5264268/</text:span></text:a></text:p>
      <text:p text:style-name="P5"><text:a xlink:type="simple" xlink:href="https://pixabay.com/photos/flowers-leaves-autumn-aesthetic-2728160/" text:style-name="Internet_20_link" text:visited-style-name="Visited_20_Internet_20_Link"><text:span text:style-name="T20">https://pixabay.com/photos/flowers-leaves-autumn-aesthetic-2728160/</text:span></text:a><text:span text:style-name="T20"> </text:span><text:span text:style-name="T25">(Herbst)</text:span></text:p>
      <text:p text:style-name="P5"><text:a xlink:type="simple" xlink:href="https://pixabay.com/illustrations/wood-digital-paper-floral-bokeh-5102612/" text:style-name="Internet_20_link" text:visited-style-name="Visited_20_Internet_20_Link"><text:span text:style-name="T20">https://pixabay.com/illustrations/wood-digital-paper-floral-bokeh-5102612/</text:span></text:a></text:p>
      <text:p text:style-name="P5"><text:a xlink:type="simple" xlink:href="https://pixabay.com/photos/flower-plant-nature-the-leaves-are-5125209/" text:style-name="Internet_20_link" text:visited-style-name="Visited_20_Internet_20_Link"><text:span text:style-name="T20">https://pixabay.com/photos/flower-plant-nature-the-leaves-are-5125209/</text:span></text:a></text:p>
      <text:p text:style-name="P5"><text:a xlink:type="simple" xlink:href="https://pixabay.com/photos/abstract-autumn-background-bright-20513/" text:style-name="Internet_20_link" text:visited-style-name="Visited_20_Internet_20_Link"><text:span text:style-name="T20">https://pixabay.com/photos/abstract-autumn-background-bright-20513/</text:span></text:a></text:p>
      <text:p text:style-name="P5"><text:a xlink:type="simple" xlink:href="https://pixabay.com/photos/texture-background-fall-foliage-2874096/" text:style-name="Internet_20_link" text:visited-style-name="Visited_20_Internet_20_Link"><text:span text:style-name="T20">https://pixabay.com/photos/texture-background-fall-foliage-2874096/</text:span></text:a></text:p>
      <text:p text:style-name="P5"><text:a xlink:type="simple" xlink:href="https://pixabay.com/illustrations/parchment-paper-leaves-aesthetic-4519980/" text:style-name="Internet_20_link" text:visited-style-name="Visited_20_Internet_20_Link"><text:span text:style-name="T20">https://pixabay.com/illustrations/parchment-paper-leaves-aesthetic-4519980/</text:span></text:a></text:p>
      <text:p text:style-name="P5"><text:a xlink:type="simple" xlink:href="https://pixabay.com/photos/wine-partner-wild-vine-leaves-plant-1785422/" text:style-name="Internet_20_link" text:visited-style-name="Visited_20_Internet_20_Link"><text:span text:style-name="T20">https://pixabay.com/photos/wine-partner-wild-vine-leaves-plant-1785422/</text:span></text:a></text:p>
      <text:p text:style-name="P5"><text:a xlink:type="simple" xlink:href="https://pixabay.com/photos/ivy-vine-the-leaves-plants-1191154/" text:style-name="Internet_20_link" text:visited-style-name="Visited_20_Internet_20_Link"><text:span text:style-name="T20">https://pixabay.com/photos/ivy-vine-the-leaves-plants-1191154/</text:span></text:a></text:p>
      <text:p text:style-name="P5"><text:a xlink:type="simple" xlink:href="https://pixabay.com/photos/leaves-wet-rain-drops-plant-green-918888/" text:style-name="Internet_20_link" text:visited-style-name="Visited_20_Internet_20_Link"><text:span text:style-name="T20">https://pixabay.com/photos/leaves-wet-rain-drops-plant-green-918888/</text:span></text:a></text:p>
      <text:p text:style-name="P23"/>
      <text:p text:style-name="P23">Blumen:</text:p>
      <text:p text:style-name="P5"><text:a xlink:type="simple" xlink:href="https://pixabay.com/photos/paper-background-old-multi-color-348913/" text:style-name="Internet_20_link" text:visited-style-name="Visited_20_Internet_20_Link"><text:span text:style-name="T20">https://pixabay.com/photos/paper-background-old-multi-color-348913/</text:span></text:a></text:p>
      <text:p text:style-name="P5"><text:a xlink:type="simple" xlink:href="https://pixabay.com/illustrations/floral-wallpaper-flowers-vintage-1382723/" text:style-name="Internet_20_link" text:visited-style-name="Visited_20_Internet_20_Link"><text:span text:style-name="T20">https://pixabay.com/illustrations/floral-wallpaper-flowers-vintage-1382723/</text:span></text:a></text:p>
      <text:p text:style-name="P23"/>
      <text:p text:style-name="P24"><text:soft-page-break/>Haus: </text:p>
      <text:p text:style-name="P7"><text:a xlink:type="simple" xlink:href="https://pixabay.com/users/mr1313-4924314/?tab=popular&amp;pagi=4" text:style-name="Internet_20_link" text:visited-style-name="Visited_20_Internet_20_Link"><text:span text:style-name="T20">https://pixabay.com/users/mr1313-4924314/?tab=popular&amp;pagi=4</text:span></text:a></text:p>
      <text:p text:style-name="P24"/>
      <text:p text:style-name="P38">Gärtner:</text:p>
      <text:p text:style-name="P8"><text:a xlink:type="simple" xlink:href="https://www.istockphoto.com/de/foto/gärtner-bei-gartenarbeit-gm612495778-105516829" text:style-name="Internet_20_link" text:visited-style-name="Visited_20_Internet_20_Link"><text:span text:style-name="T20">https://www.istockphoto.com/de/foto/g%C3%A4rtner-bei-gartenarbeit-gm612495778-105516829</text:span></text:a></text:p>
      <text:p text:style-name="P8"><text:a xlink:type="simple" xlink:href="https://www.istockphoto.com/de/foto/gartenarbeiter-trimmen-pflanzen-gm1166203849-321171847" text:style-name="Internet_20_link" text:visited-style-name="Visited_20_Internet_20_Link"><text:span text:style-name="T20">https://www.istockphoto.com/de/foto/gartenarbeiter-trimmen-pflanzen-gm1166203849-321171847</text:span></text:a></text:p>
      <text:p text:style-name="P8"><text:a xlink:type="simple" xlink:href="https://www.istockphoto.com/de/foto/gardener-taking-the-flower-from-the-pot-gm600133272-103178461" text:style-name="Internet_20_link" text:visited-style-name="Visited_20_Internet_20_Link"><text:span text:style-name="T20">https://www.istockphoto.com/de/foto/gardener-taking-the-flower-from-the-pot-gm600133272-103178461</text:span></text:a></text:p>
      <text:p text:style-name="P8"><text:a xlink:type="simple" xlink:href="https://www.istockphoto.com/de/foto/hinterhof-verwandeln-in-einem-gepflegten-garten-gm926167004-254137586" text:style-name="Internet_20_link" text:visited-style-name="Visited_20_Internet_20_Link"><text:span text:style-name="T20">https://www.istockphoto.com/de/foto/hinterhof-verwandeln-in-einem-gepflegten-garten-gm926167004-254137586</text:span></text:a></text:p>
      <text:p text:style-name="P8"><text:a xlink:type="simple" xlink:href="https://pixabay.com/de/photos/sommer-garten-blumen-gärtner-3623282/" text:style-name="Internet_20_link" text:visited-style-name="Visited_20_Internet_20_Link"><text:span text:style-name="T20">https://pixabay.com/de/photos/sommer-garten-blumen-g%C3%A4rtner-3623282/</text:span></text:a></text:p>
      <text:p text:style-name="P8"><text:a xlink:type="simple" xlink:href="https://pixabay.com/de/photos/buchsbaumhecke-spalier-scheren-869073/" text:style-name="Internet_20_link" text:visited-style-name="Visited_20_Internet_20_Link"><text:span text:style-name="T20">https://pixabay.com/de/photos/buchsbaumhecke-spalier-scheren-869073/</text:span></text:a></text:p>
      <text:p text:style-name="P22"/>
      <text:p text:style-name="P41">- Farbwahl</text:p>
      <text:p text:style-name="P25">braun: #66514c, #84706a, <text:span text:style-name="T15">#464646, </text:span></text:p>
      <text:p text:style-name="P25">salatgrün: #9cc623, <text:span text:style-name="T15">#a2c046, #9fc612, </text:span></text:p>
      <text:p text:style-name="P26">weiß</text:p>
      <text:p text:style-name="P26">grau: #a5a5a5, <text:span text:style-name="T16">#ababab</text:span></text:p>
      <text:p text:style-name="P26"/>
      <text:p text:style-name="P27">Beim Hovern sollen die Buttons die Farbe ändern: von Salatgrün auf:</text:p>
      <text:p text:style-name="P27">#9cc623 &lt;=&gt; #c6239d (fuchsia), #4cc623 (saftiges grün), #c6234c (weinrot), #c63923 (rostrot), #23c677 (saftiges <text:s/>grün)</text:p>
      <text:p text:style-name="P26"/>
      <text:p text:style-name="P2"><text:span text:style-name="T26">Hier kann man Komplementärfarben für eine Farbe suchen: </text:span><text:a xlink:type="simple" xlink:href="https://www.sessions.edu/color-calculator/" text:style-name="Internet_20_link" text:visited-style-name="Visited_20_Internet_20_Link"><text:span text:style-name="T20">https://www.sessions.edu/color-calculator/</text:span></text:a></text:p>
      <text:p text:style-name="P13"/>
      <text:p text:style-name="P41">- Typografie</text:p>
      <text:p text:style-name="P28">Sans Serif: Roboto, <text:span text:style-name="T17">Source Sans Pro, Noto Sans, Barlow, Barlow semi condensed, <text:s/></text:span></text:p>
      <text:p text:style-name="P28">Serif: Roboto Slab, Noto Serif, <text:span text:style-name="T27">Gabriela</text:span></text:p>
      <text:p text:style-name="P29">Mögliche Kombi: Roboto Slab, Noto S<text:span text:style-name="T36">ans</text:span></text:p>
      <text:p text:style-name="P30">Gotu: sehr schöne Schrift von Google Fonts für meinen Backblog</text:p>
      <text:p text:style-name="P28"/>
      <text:p text:style-name="P31">Navi-Menü &amp; <text:span text:style-name="T18">Überschriften in der Serifenschrift, den Text und den Text in den Buttons ohne Serifen </text:span></text:p>
      <text:p text:style-name="P31"/>
      <text:p text:style-name="P39"><text:soft-page-break/></text:p>
      <text:p text:style-name="P14">- Sammeln besteh<text:span text:style-name="T19">e</text:span>nder Inhalte:</text:p>
      <text:p text:style-name="P14">- Titel und URL eines Inhalts</text:p>
      <text:p text:style-name="P14">- Sektion der Website, zu der ein Inhalt gehört</text:p>
      <text:p text:style-name="P14">- inhaltliche Schlagworte</text:p>
      <text:p text:style-name="P14">- wichtige Meta-Informationen wie Publikations- und Ablaufdatum</text:p>
      <text:p text:style-name="P14">- Typ des Inhalts</text:p>
      <text:p text:style-name="P14"/>
      <text:p text:style-name="P32">Ich werde den Content – so wie der jetzt ist – einfach in die neue Website übertragen. 1 zu 1. </text:p>
      <text:p text:style-name="P32">Nach dem etwas genaueren Durchschauen stelle ich fest, dass ich doch nicht, wie anfangs geplant, den gesamten Inhalt auf die Homepage bringen werde. Dazu hat Kurt zu viele Beispiele <text:span text:style-name="T28">z.B. in der Kategorie Leistungen, oder Referenzen. Daher werde ich die Homepage doch als eine Übersicht der einzelnen Kategorien gestalten. Bedeutet: </text:span></text:p>
      <text:p text:style-name="P32">- <text:span text:style-name="T29">nach dem Hero-Bild kommt der Bereich „Leistungen“. <text:s/>Dort stehen dann 3-4 Beispiele mit je einem Bild und drunter dann gibt es den Button „mehr“, oder „weitere Leistungen“.</text:span></text:p>
      <text:p text:style-name="P32">- <text:span text:style-name="T29">drunter dann kommt der Bereich „Referenzen“. Dort stehen dann 4 Beispiele, weil Kurt hier 4 Kategorien hat. Aus jeder Kategorie gibt es ein Beispiel. Auch hier gibt es den Button „mehr“, oder „weitere Referenzen“.</text:span></text:p>
      <text:p text:style-name="P32">- <text:span text:style-name="T30">dann kommt der Bereich „Partner“, wobei ich den anders nennen würde. Doch wenn der anders genannt wird, z.B. Gartenbewässerung, wäre das doch bei den Leistungen besser aufgehoben. Andererseits auch nicht, weil es ja keine Leistung von Kurt allein ist. Hier müsste ich den Kurt fragen:</text:span></text:p>
      <text:p text:style-name="P32">- <text:span text:style-name="T30">a) ob man diesen Punkt rausnehmen und in die Leistungen packen soll, oder</text:span></text:p>
      <text:p text:style-name="P33">- b) ob man den umbenennen darf.</text:p>
      <text:p text:style-name="P33"/>
      <text:p text:style-name="P33">- drunter kommt der Bereich „über uns“. Hier sind auf der Homepage 3-4 Fotos von Kurt und Mitarbeitern drin, mit dem Button „mehr erfahren“, oder so und daneben vielleicht auch den Button „Jobs“, oder „werde Teil des Teams“. Oben im Navi-Menü würde der Punkt „über uns“ zwei Unterpunkte enthalten: „unser Team“ und „Jobs“. Es würde jedoch nur eine gemeinsame Unterseite geben: oben das Team und unten der Bereich „<text:span text:style-name="T31">Jobs“, wo der kurze Hinweis auf die Jobangebote gegeben ist. Eine eigene Seite dafür macht keinen Sinn, weil es eine laufende Stellenanzeige ist und hier keine konkrete Jobangebote veröffentlicht werden. Allerdings ist es für </text:span><text:soft-page-break/><text:span text:style-name="T31">Jobinteressente wichtig, wenn es hierzu einen eigenen Punkt dafür gibt, weil sie es dann schnell finden.</text:span></text:p>
      <text:p text:style-name="P33"/>
      <text:p text:style-name="P33">- <text:span text:style-name="T32">drunter kommt dann der Bereich „Kontakt“, wo lediglich die Kontaktinfos drin sind.</text:span></text:p>
      <text:p text:style-name="P33"/>
      <text:p text:style-name="P33">- <text:span text:style-name="T34">dann kommt noch die Seite „Gartenmagazin“, wo das Gartenmagazin drauf ist. → Hier müsste ich mal schauen, wie es bei Kurt implementiert ist. </text:span></text:p>
      <text:p text:style-name="P33"/>
      <text:p text:style-name="P33">- <text:span text:style-name="T33">Dann kommt der Footer wo nur Datenschutz und Impressum drin sind.</text:span></text:p>
      <text:p text:style-name="P32"/>
      <text:p text:style-name="P14"/>
      <text:p text:style-name="P14">- <text:span text:style-name="T5">Content-Audit durchführen (siehe Seite 93 des Buches) – was ist notwendig, was fehlt noch. Doch Contenterstellung ist nicht meins, das muss der Kunde – sprich in dem Fall Kurt – selbst machen.</text:span></text:p>
      <text:p text:style-name="P14"/>
      <text:p text:style-name="P14">- <text:span text:style-name="T6">Analytics für Kurt – notwendig? Wenn ja, mit welchem Ziel?</text:span></text:p>
      <text:p text:style-name="P14">- <text:span text:style-name="T7">Informationsarchitektur für Kurts Website festlegen bzw. überprüfen – die Organigram für die Informationsarchitektur erstellen – wie ist die Seite aufgebaut, mit wie vielen Klicks gelangt man zur einzelnen Seite? - Im Prinzip ein Baumdiagramm erstellen. Hier ist es vielleicht auch sinnvoll zu prüfen, ob wirklich der gesamte Inhalt der Website auf einer Seite darstellbar ist und die Navigationspunkte einfach mitlaufen, oder ob es weitere, Subseiten gibt, die auf einer Page nicht unterzubringen sind. Mit Informationsarchitektur lassen sich Inhalte organisieren – sie ist der Blick auf die Website als Ganzes. → erledigt – siehe oben</text:span></text:p>
      <text:p text:style-name="P14"/>
      <text:p text:style-name="P14">- <text:span text:style-name="T8">Content Priority Guide schreiben – z.B. für die Homepage, aber auch für die anderen Sektionen/Unterseiten, so kann man sich den Aufbau verdeutlichen. Es ergeben sich Seitentypen bzw. überhaupt die Frage, ob es der Seitentypen überhaupt bedarf, oder ob jede der wenigen Seiten individuell ist.</text:span></text:p>
      <text:p text:style-name="P14"/>
      <text:p text:style-name="P14"/>
      <text:p text:style-name="P14"/>
      <text:p text:style-name="P14"/>
      <text:p text:style-name="P14"/>
      <text:p text:style-name="P14"><text:soft-page-break/></text:p>
      <text:p text:style-name="P14"/>
      <text:p text:style-name="P36">Typografie:</text:p>
      <text:p text:style-name="P36"/>
      <text:p text:style-name="P36">Idee: Überschriften mit Serifen, Inhalte ohne</text:p>
      <text:p text:style-name="P36">Beispiel 1: </text:p>
      <text:p text:style-name="P36"/>
      <text:p text:style-name="P43">Styleguide erstellen</text:p>
      <text:p text:style-name="P37">- Im Styleguide alle Funktionen und Design-Entscheidungen für die Website festhalten: welche Schriftart, welche Größe, welche Farben, welche Buttons, welche Hover-Effekte, welche Hintergründe, etc.</text:p>
      <text:p text:style-name="P37">- <text:span text:style-name="T37">Den Styleguide am besten in HTML/CSS/JavaScript anlegen, so kann man die jeweiligen Entscheidungen/Standards gleich in Aktion sehen, statt sie im Text zu lesen.</text:span></text:p>
      <text:p text:style-name="P37"/>
      <text:p text:style-name="P47">Bilderauswahl für die Seite „Partner.html“</text:p>
      <text:p text:style-name="P47"/>
      <text:p text:style-name="P47"><text:a xlink:type="simple" xlink:href="https://www.istockphoto.com/de/foto/sprinkler-im-garten-bewässerung-des-rasens-automatische-bewässerung-rasen-gm1001576222-270722939" text:style-name="Internet_20_link" text:visited-style-name="Visited_20_Internet_20_Link">https://www.istockphoto.com/de/foto/sprinkler-im-garten-bew%C3%A4sserung-des-rasens-automatische-bew%C3%A4sserung-rasen-gm1001576222-270722939</text:a></text:p>
      <text:p text:style-name="P47"/>
      <text:p text:style-name="P47"><text:a xlink:type="simple" xlink:href="https://www.istockphoto.com/de/foto/gießen-garten-gm644268336-116829803" text:style-name="Internet_20_link" text:visited-style-name="Visited_20_Internet_20_Link">https://www.istockphoto.com/de/foto/gie%C3%9Fen-garten-gm644268336-116829803</text:a></text:p>
      <text:p text:style-name="P47"/>
      <text:p text:style-name="P47"><text:a xlink:type="simple" xlink:href="https://www.istockphoto.com/de/foto/sprinklerkopf-gießen-die-bush-und-gras-gm162968990-23271161" text:style-name="Internet_20_link" text:visited-style-name="Visited_20_Internet_20_Link">https://www.istockphoto.com/de/foto/sprinklerkopf-gie%C3%9Fen-die-bush-und-gras-gm162968990-23271161</text:a></text:p>
      <text:p text:style-name="P47"/>
      <text:p text:style-name="P47"><text:a xlink:type="simple" xlink:href="https://www.istockphoto.com/de/foto/blumen-mit-wasser-sprühen-gm507430669-45876326" text:style-name="Internet_20_link" text:visited-style-name="Visited_20_Internet_20_Link">https://www.istockphoto.com/de/foto/blumen-mit-wasser-spr%C3%BChen-gm507430669-45876326</text:a></text:p>
      <text:p text:style-name="P47"/>
      <text:p text:style-name="P47"><text:a xlink:type="simple" xlink:href="https://www.istockphoto.com/de/foto/gießen-blumenbeeten-gm475116030-65138655" text:style-name="Internet_20_link" text:visited-style-name="Visited_20_Internet_20_Link">https://www.istockphoto.com/de/foto/gie%C3%9Fen-blumenbeeten-gm475116030-65138655</text:a> <text:span text:style-name="T38">(das ist bisher das schönste Foto zum Thema „Bewässerung“)</text:span></text:p>
      <text:p text:style-name="P47"/>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Gabriela" svg:font-family="Gabriela" style:font-pitch="variable"/>
    <style:font-face style:name="Gotu" svg:font-family="Gotu" style:font-pitch="variable"/>
    <style:font-face style:name="Liberation Serif" svg:font-family="'Liberation Serif'" style:font-family-generic="roman" style:font-pitch="variable"/>
    <style:font-face style:name="Noto Serif CJK JP" svg:font-family="'Noto Serif CJK JP'" style:font-family-generic="roman" style:font-pitch="variable"/>
    <style:font-face style:name="Liberation Sans" svg:font-family="'Liberation Sans'" style:font-family-generic="swiss" style:font-pitch="variable"/>
    <style:font-face style:name="Noto Sans SC Regular" svg:font-family="'Noto Sans SC 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7T15:00:41.776619125</meta:creation-date>
    <dc:date>2020-07-31T13:38:13.880281590</dc:date>
    <meta:editing-duration>PT12H16M20S</meta:editing-duration>
    <meta:editing-cycles>77</meta:editing-cycles>
    <meta:generator>LibreOffice/6.0.7.3$Linux_X86_64 LibreOffice_project/00m0$Build-3</meta:generator>
    <meta:document-statistic meta:table-count="0" meta:image-count="0" meta:object-count="0" meta:page-count="9" meta:paragraph-count="153" meta:word-count="1788" meta:character-count="16363" meta:non-whitespace-character-count="14689"/>
  </office:meta>
</office:document-meta>
</file>